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7.78mm"/>
    </style:style>
    <style:style style:name="co2" style:family="table-column">
      <style:table-column-properties fo:break-before="auto" style:column-width="17.48mm"/>
    </style:style>
    <style:style style:name="co3" style:family="table-column">
      <style:table-column-properties fo:break-before="auto" style:column-width="18.84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2.75mm"/>
    </style:style>
    <style:style style:name="ro1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ce1" style:family="table-cell" style:parent-style-name="Default" style:data-style-name="N0"/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3" office:value-type="string" calcext:value-type="string">
            <text:p>Tasks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Doing it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question pour Quentin et aut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component.js Afficher le keword recherché à la place du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component.js Afficher une liste de post en fonction des # entré dans le server.j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component.js faire un formulaire # pour que l'utilisateur puisse entré son mot de passe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component.js read posts #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component.js récupérer la liste des # de tous les posts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omponent.js read posts of wich you are the recipient @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#hash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min vider la data base collection me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min vider la data base collection po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er sur Twiiter pour voir comment c'est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.js Button Read posts <text:s/>#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js Button Read posts of which you are the recipient <text:s/>@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pp.js Button Update Memb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js séparer mernd04 de mern rush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js Url id == curent users Update us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EUG ça n'enregistre plus dans bdd !!!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nus Admin sp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st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onent.js update UNIQUEMENT L'EMAI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nent.js update UNIQUEMENT LE PASSWOR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onent.js View the current user profile p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pier coller les fichiers touchés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a register and unregister to po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Pos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Us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User affichage des erreu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User condition email rege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User condition password leng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User condition password SHA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User condition unique usernam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User condition username length between 5 and 20 charact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User condition usique emai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User must be unlogged Affichage uniqu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User password SHA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 Posts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Posts condition must be logged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rors Affichage HTML → dans table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rors BackOffice → dans 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rors BackOffice → dans table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low instructions of alligator web si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 : log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 : passwo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 : Post Content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 : Post Title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T HUB Clone repo on compu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t HUB Create a repo 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t HUB Inviter Céline HarleyQueen 75 77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 HUB Inviter Renault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 HUB PB </text:p>
          </table:table-cell>
          <table:table-cell/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T HUB séparer mernd04 de mern rush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tk fatal loose object is corrupt 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 to alligator web si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tag docum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shtag system à rajouter et lorsque tu click dessus tu vois uniquement ceux avec ce hash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te a sess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 "session" dans une fonction LinkUserConnected(props) App.j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 "session" mise en mémoire de l'utilisateur dans une variable localStorage Login.component.j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 "session" utilisation d'un flag logout passé à true ou à false App.j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 affichage des erreu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 must be unlogged Affichage uniqu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 User check passwo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out "session"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out terminate session bouton dans App.j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ber-edit.component.js Update Members For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go db : collection memb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go db : collection members field emai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go db : collection members field log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go db : collection members field passwo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go db : Schema collection Posts auth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go db : Schema collection Posts cont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go db : Schema collection Posts d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go db : Schema collection Posts recipient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go db : Schema collection Posts tit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go db : Schema collection Posts Title =&gt; Key word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go db : vérifier que le content s'enregister bien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 the site MicroBloggo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 Bare afficher le nom de l'utilisateur logué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 Bare afficher le nom du si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 Barre Logou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Same page delete see &amp;&amp; message &amp;&amp; flow post messag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 d'affichage de la liste des membres ++ liste des posts par auteur ++ liste de mes mail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 create.component.js Author doit être précédé d'un @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ost create.component.js Destinataire doit être précédé d'un @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ost create.component.js Post nombre de char afficher en temps réel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 create.component.js Recipient doit <text:s/>figuré dans la db Mongo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ost create.component.js Recipient doit être précédé d'un @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ost create(edit) / delete (rechargement attenti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-create.component .js Post Get Aut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-create.component .js Post get Con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-create.component .js Post get Titl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ost-create.component .js Post Set Aut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-create.component .js Post set Date to curent 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-create.component.js séparer mernd04 de mern rush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ost-create.content.js affichage err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-create.content.js return to list of all the tweets of all the member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ost/key-words-list. Echec de la requête COR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 list of MyPost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Read list of Posts #Key Word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d list of Posts condition must be logged Mandatory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d list of Posts from an other user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d list of Posts from an other user condition if you have registered to it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d list of Posts of which you are the recipient boite de reception @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Read list of Posts Sort by dates desc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Read list of 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IRE PDF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 for posts with a specific keyword 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 .js Condition Author doit être précédé d'un @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 .js Condition Author!= nul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 .js Condition content!= nul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 .js Condition content.length &lt;=14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 .js Condition Date check is a date Not Mandator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er .js Condition member must be logged Mandatory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 .js Condition title.length&gt;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 .js load post into db collection post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 .js Post condition les mots commençants par @ !=loclaStorarge.getItem('login '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 .js Post condition les mots commençants par @ et == a liste des Auteur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 .js Post parcourrir et segmenter par espac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 .js Post placer les mots commençants par @ dans recipie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 .js Post placer les mots commençants par # dans key wor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 .js Post retrouver les mots commençants par 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 .js Post retrouver les mots commençants par #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 .js Post set Date to curent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.js condition mots commençant par # et ayant plus de 1 cha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.js read posts 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read posts of wich you are the recipient @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.js read posts with #same Key Word aproximatively catholisisme = catholique || ChildeberI == Childeb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séparer mernd04 de mern rush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erver.js update members condition entered password != same as old =&gt;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update members condition new email != same as old =&gt;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update members condition new email == regex =&gt;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update members condition new email == unique in data base =&gt;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update members condition new Login != same as old =&gt;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update members condition new Login == unique in data base =&gt;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update members condition new login.length == OK =&gt;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update members condition new password == same new password =&gt;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update members condition new password sha1 =&gt;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update members condition new password.length == OK =&gt;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update members condition old password == same as old =&gt;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update UNIQUEMENT LE PASSWORD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rver.js View the current user profile p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rimer Key wor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hink about not reloading pages clock thingy ??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 memb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date Po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date Posts condition must be logg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Disconnection redirect to lo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Lo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Members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ONE PAGE ONLY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ew : post <text:s/>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<text:s/>delete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<text:s/>e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<text:s/>edit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<text:s/>listsin real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<text:s/>listsin real time no rel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list auth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list button unregister / regi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list button unregister / register condition if it is not yo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list con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list keywo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Post list of your own messages and the ones you have subscribed 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Regi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users's edit p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 : users's pro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s Member list après sessio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s Our page après session <text:s/>directement de la liste member mais seul nous avons accè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s Our page de nos infos perso and our p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s post with tous les posts and w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ning : Each child in a list should have a unique « key » prop. Check posts-list.component.js ligne 4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OEEEUUUGGG My BLOG this.state.posts.map is not a function posts-list-ID.component.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EUG quand une personne n'a pas reçut de 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EUG quand je vais sur la route /memeber/profile/:lo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-edit.component.js Je sais pas faire un redirect url + var this 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Mongoose `findOneAndUpdate()` without the useFindandModify option set fo fales is depreca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-edit.component.js redirect to pro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 DELETE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.js Member DELETE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ber.component.js Member DELETE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er.js Member DELETE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ber Delete button submit redirecte logout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.js post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onent.js post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post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Faire au début du projet = convention de nommage syntaxique : cammel casse ? Ou snake ???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redirect comment faire pour que cela fonction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post update pq je ne retrouve pas le post que je viens d'updater dans mon text area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 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.js Post 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.component.js Post 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Post 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er.js Remodel code so it fits on 5 fil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AN j'ai fait 30% des specks déffinies 61/194 exactement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ce3"/>
        <table:table-column table:style-name="co5" table:number-columns-repeated="1023" table:default-cell-style-name="ce3"/>
        <table:table-row table:style-name="ro1">
          <table:table-cell office:value-type="string" calcext:value-type="string">
            <text:p>"Lien pour create login and disconnect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User condition email reg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User condition password length and SH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User condition unique username and len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 User sur le lo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 User check passw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 "session"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connection "sess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s Member list après sessio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s Our page après session <text:s/>directement de la liste member mais seul nous avons accè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s Our page de nos infos perso and our p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s post with tous les posts and w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 create(edit) / delete (rechargement attenti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ention dans 3 des subtilités que je ne comprends pas bien (user that follow him, deregis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shtag system à rajouter et lorsque tu click dessus tu vois uniquement ceux avec ce hash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rors Affichage HTML → dans table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rors BackOffice → dans table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rors BackOffice → dans 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out terminate session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6" table:default-cell-style-name="ce3"/>
        <table:table-column table:style-name="co5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E1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6:07:17.995697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 P</meta:initial-creator>
    <dc:creator>M P</dc:creator>
    <meta:creation-date>2020-05-15T08:46:23Z</meta:creation-date>
    <dc:date>2020-05-29T16:00:35.76</dc:date>
    <meta:editing-cycles>57</meta:editing-cycles>
    <meta:editing-duration>P3DT13H36M54S</meta:editing-duration>
    <meta:document-statistic meta:table-count="3" meta:cell-count="303" meta:object-count="0"/>
  </office:meta>
</office:document-meta>
</file>